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ef2b" officeooo:paragraph-rsid="0007ef2b"/>
    </style:style>
    <style:style style:name="P2" style:family="paragraph" style:parent-style-name="Standard">
      <style:text-properties fo:font-size="15pt" fo:font-weight="bold" officeooo:rsid="0007ef2b" officeooo:paragraph-rsid="0007ef2b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07ef2b" officeooo:paragraph-rsid="0007ef2b"/>
    </style:style>
    <style:style style:name="P4" style:family="paragraph" style:parent-style-name="Standard">
      <style:text-properties officeooo:rsid="0007ef2b" officeooo:paragraph-rsid="0009900f"/>
    </style:style>
    <style:style style:name="P5" style:family="paragraph" style:parent-style-name="Standard">
      <style:text-properties officeooo:rsid="0009900f" officeooo:paragraph-rsid="0009900f"/>
    </style:style>
    <style:style style:name="T1" style:family="text">
      <style:text-properties officeooo:rsid="0009900f"/>
    </style:style>
    <style:style style:name="T2" style:family="text">
      <style:text-properties fo:font-weight="bold" officeooo:rsid="0009900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GIT</text:p>
      <text:p text:style-name="P1"/>
      <text:p text:style-name="P1">El primer pas es registrar-nos en la pagina github.com</text:p>
      <text:p text:style-name="P1">Despres agafem el link que ens dona la pagina per poder ficar-ho en el terminal </text:p>
      <text:p text:style-name="P1">Tenim que instalar el Git i per poder-ho fer posem la següent comanda «sudo apt-get install git»</text:p>
      <text:p text:style-name="P4">Ara clonem la nostra carpeta «git clone (link de la paigina <text:span text:style-name="T2">https://github.com/FernandoV11/Ferni.git</text:span>)»</text:p>
      <text:p text:style-name="P1">Una vegada instal-lat i clonat ficarem un archiu o no ocupi molt com una imatge dins de la carpeta que hem creat en la propia pagina.</text:p>
      <text:p text:style-name="P1">Farem un «ls» per comprobar que esta la nostra carpeta</text:p>
      <text:p text:style-name="P1">Per poder ficar-nos a la nostra carpeta farem un «cd (nom de la carpeta)»</text:p>
      <text:p text:style-name="P1">Ara ens connectarem amb el nostre compte «git config –global user.email «El nostre correu electrònic registrat»</text:p>
      <text:p text:style-name="P1">I farem també un «git config –global user.name «El nostre nom d'usuari»</text:p>
      <text:p text:style-name="P1">Ara farem un «git commit -a»</text:p>
      <text:p text:style-name="P1">I per añadir el nostre archiu farem «git add (el nom del archiu que volem pujar)»</text:p>
      <text:p text:style-name="P1">Posem la contraseña de la pagina github.com i ya tenim el nostre archiu</text:p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es </meta:initial-creator>
    <meta:creation-date>2015-03-20T09:07:10.915855910</meta:creation-date>
    <dc:date>2015-03-20T09:17:30.005450508</dc:date>
    <dc:creator>ies </dc:creator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3" meta:word-count="167" meta:character-count="957" meta:non-whitespace-character-count="802"/>
  </office:meta>
</office:document-meta>
</file>